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Awami Nastaliq Beta1" svg:font-family="'Awami Nastaliq Beta1'" style:font-pitch="variable"/>
    <style:font-face style:name="Awami Nastaliq Beta2" svg:font-family="'Awami Nastaliq Beta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0e14d7" officeooo:paragraph-rsid="000e14d7" style:font-size-asian="15pt" style:font-name-complex="Awami Nastaliq Beta2" style:font-size-complex="15pt"/>
    </style:style>
    <style:style style:name="T1" style:family="text">
      <style:text-properties officeooo:rsid="0010aa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نساناٞناٞں حق آں عالمی دُناٞیاٞں منشور</text:p>
      <text:p text:style-name="P1">دُناۓ میٔ جمح قومونیں عام اسمبلی (اقوام متحدہ ایں جنرل اسمبلی) اٞ ۱۰ دسمبر ۱۹۴۸ رہ "انساناٞناٞں حق آں عالمی منشور" منظور کاٞ اساں عام اعلان کِیر۔ دی پاٞݪ رہ اِیں منشوریں عباراٞت چُنڑیل تھی۔ اِیں تاریخی کاٞرناٞماٞ پُتہ اسمبلی اٞ تانی تمام ممبران نے اوطِن رہ زور دِیت اُوں توم تان تانی اوطِن مئ اساں عام اعلان کرگ تے اساٞں خور کٞروگ مئ حصہ گِنگ۔ مثلاً آٞس اخکاٞرہ بھاٞگہ چنڑی لاٞماٞگ تے خاص کٞر اسکولونہ مئ پرگ، بُجاگ تے اسیں تفصیل واضح کٞرگ۔ تے اِیں باٞراٞ مئ کاٞں نی اوطِناٞں یا علاقیں سیاسی حیثیتاٞں لحاٞظ دہ کٞہ فرق نہ ہو دہ۔</text:p>
      <text:p text:style-name="P1">آخریں سند عباٞرت</text:p>
      <text:p text:style-name="P1">دُناٞیاٞں جمح قومونہ آں اطلاعات آں محکمہ</text:p>
      <text:p text:style-name="P1"/>
      <text:p text:style-name="P1">انساناٞناٞں حق آں عالمی دُناٞیاٞں منشور</text:p>
      <text:p text:style-name="P1">تمہید ؟</text:p>
      <text:p text:style-name="P1">ہاٞر انسانیں ذاتی عزاٞت تے انساناٞں مساٞوی تے تاٞس ما دی کاٞس کٞہ نہ بچوگ والہ حقوق قبولوگ دُناٞۓ مئ آزادی، انصاف تے امنیں بنیاد تھی۔</text:p>
      <text:p text:style-name="P1">انسانی حقوق ما باٞفِکر ہوگ تے اسوں بے حرمتی اکثاٞر اچھلاٞں ناترس کاٞرونہ آں شکل مئ ظاہر ہوتھوں کو تن دہ انسانیتاٞں ضمیر کٞہ سخت خفگان پھاٞݭت۔ تے عام انساٞناٞنیں اِیں باٞر گھین ارمان باٞر وخت گٞشی تھی اُوں اچھلیں اٞ دُناۓ وجود مئ یش اُوں تن مئ تمام انساٞناٞن کٞہ تانی بات منوگیں تے تانی عقیداٞ رہ پاٞݭ ہوگیں آزادی حاصل ہؤش تے <text:s/>انساٞناٞن بھید ما تے متیزی ما بچ ہؤش۔ ایں نیں کیر اۓ باٞر ضرولی تھو او انساناٞن آ حق کہ قانومی شکل دا آس محفوظ کردہ</text:p>
      <text:p text:style-name="P1">کٞہ چری مٞہ اِیں نہ دیاٞںش تہ اُوں انسان برداشت نہ کٞربا زور او ظلماں خلاف بغاوت کٞروگ رہ مجبور ہوگ تہ تے تھُکو اِیں باٞر ضروری تھُو اُوں انساناٞناٞ حاٞق قانونیں زور دہ محفوظ ہو دہ۔</text:p>
      <text:p text:style-name="P1">اِیں ضروری تھُو اُوں قوموناٞں میٞہ دوستانہ تعلقات چاجگ تہ، </text:p>
      <text:p text:style-name="P1"><text:soft-page-break/>دُناٞیاٞں جمح قومونہ آں ممبرانہ تانی چُنڑیل مئ بنیادی انسانی حقوق، انسانی شخصیتیں قدر، عزاٞت تے میش او ایساٞں مساوی حقوقاٞں باٞراٞ مئ تانی عاقیدیں دوبارہ تصدیق کِیت تے کولاؤ آزاٞدی آٞں ماحول مئ معاشرہ ایں ترقی کٞہ زور داٞگاں تے جنوناٞں معیار راٞت کٞروگاں ارادہ کِیت۔</text:p>
      <text:p text:style-name="P1">انساناٞناٞں حق آں عالمی دُنایاں ممبرانہ ایں وعدہ کیت اُوں مہ ای تنظیم آیں شراکِت دہ ملی تمام دُناٞئ مئ اصولاَ تے عملاَ انسانی حقوق تے بنیادی آزادی آں زیات ما زیات عزاٞت کرئ تے کراباۓ،</text:p>
      <text:p text:style-name="P1">اِیں وعدہ پورہ کروگیں کیر ضروری تھُو اُوں سُواٞ مُو اِیں حقوق تے آزادی ایں مطلاب جاٞنگ تہ۔ اِیں نیں کیر عام اسمبلی اعلان کٞرینتھوں </text:p>
      <text:p text:style-name="P1">انساناٞناٞں حق آں عالمی منشور تمام قومونہ ایں کیر مقصداں حاصل کروگاں مشترکہ معیار ہوگ اُوں ہاٞر مانُوڄ تے معاشراں ہاٞر ادارہ اِیں منشور ایڄ مُکٞہ تھا تعلیم و تبلیغاٞں ذریعاٞ دہ اومی حقوقاں تے آزادی آں احترام پیدا کٞرگ تےامی قومی تے باری دُنایاں کار روائ آں زریعاٞ دہ ممبران اوطن مئ تے تمتھیں قومونہ مئ کاٞں ممبر اوطِناں ماتحت تھو تہ قبولوگیں کیر سامسو،سامسو کوشیش کٞرباگ۔</text:p>
      <text:p text:style-name="P1">دفعہ ۱۔ تمام انساٞناٞن حقوق او عزتاٞں لحاٞظ دہ آزاد تے براباٞر پیدا ہُت۔ اوم کٞہ ضمیر تے عقل میلا ہِت اِینیں کیر اوم کٞہ پکاٞر اُوں آٞک دی سٞہ جاٞوالاں سلوک کٞر دہ۔ </text:p>
      <text:p text:style-name="P1">دفعہ ۲۔ ہاٞر مانُوڄ ایں تمام آزادیاں تے حقوقاں حقدار کاٞں اِیں اعلان مئ بیان کِیت تہ تے اِیں حق رہ نسل، رنگ، جنس، جِب، مذہاٞب تے سیاسی فرق یا کٞہ قسماں عاقیدہ، قوم، معاشرہ، دولاٞت، یا خاندانی حیثیاٞت وغیراں کئ اثاٞر نہ ہودہ۔</text:p>
      <text:p text:style-name="P1">آٞس ما علاوہ کاٞں علاٞقاٞ سٞہ یا اوطن سٞہ کاں مانوڄ <text:s/>تعلق ساتن <text:s/>تہ تسیں سیاسی حالت، دایٔرہ اختیار، یا باری اوطینیں حیثیتاٞں بنیاٞد دہ تاٞس سٞہ کئ فرقاں سلوک نہ ہودہ، خواہ کہ تتھیں علاقہ یا اوطان آزاد تھُو یا دی اوطناٞں ماتحت تھُو یا خود مختار نات یا سیاسی اقتداٞراٞں لحاٞظ دہ دی کٞہ بندیزاں پابند تھُو تہ۔</text:p>
      <text:p text:style-name="P1"/>
      <text:p text:style-name="P1">دفعہ ۳۔ ہاٞر مانوڄ کٞہ تانی ساٞراں، آزادی آں تے ذاتی حفاظت آں حاق تھُو۔</text:p>
      <text:p text:style-name="P1">دفعہ ۴۔ کومی کسی ما غلام یا وینزی نہ چابگ۔ غلیمی تے بردہ فروشی کٞہ قسمیں ہامُو ہی تہ منع ہوگ۔ </text:p>
      <text:p text:style-name="P1">دفعہ ۵۔ کاٞنی ماٞنُوڄ کٞہ جسمانی تکلیف یا ظلماں، انسانیت سوز یا ذلیل سلوک یا سزا نہ داٞجگ۔</text:p>
      <text:p text:style-name="P1"><text:soft-page-break/>دفعہ۶ ۔ اِیں ہاٞر مانُوڄاں حق اُوں ہاٞر بھاٞگ رہ قانون تسیں حیثیاٞت قبول کٞرگ۔</text:p>
      <text:p text:style-name="P1">دفعہ ۷۔ قانونیں نظِر مئ سواٞ براٞباٞر تھُو تے سواٞ بغیر کٞہ فرقٞہ قاٞنوناٞں میٞہ امان لاگاٞں براٞباٞر حقداٞر۔ اِیں اعلاٞناٞں خلاف کٞہ کاٞس سٞہ کٞر فرقاں سلوک ہوݭات یا کٞہ فرق کٞروگیں ترجیح داٞجوݭیت تے سوئ کٞہ مُو تاٞس ما بچاؤاں براباٞر حاق تھُو۔</text:p>
      <text:p text:style-name="P1">دفعہ ۸ ۔ ہاٞر ماٞنُوڄ کٞہ تتھیں کاٞروناٞں خلاف کاٞں کاٞرونہ اِیں دستور مئ بیان کٞراٞل حق ختم کٞرنش تہ، اختیار والہ قومی عداٞلِت مئ بھر پور طریقاٞ دہ قانونی کارروائ آں پورہ حاق تھُو۔</text:p>
      <text:p text:style-name="P1">دفعہ ۹۔ کاٞنی مانوُڄ صرف حکمراٞنیں مرضی دہ گرفتار، نظربند یا اوطِن تھی نہ گڑ دہ۔ </text:p>
      <text:p text:style-name="P1">دفعہ ۱۰۔ ہاٞر مانوڄ کٞہ براباٞر حاق حاصیل تھو اُوں تساٞں حقوق تے فرایٔض مقراٞر کٞروگ یا تساٞں خلاف جرماٞں الزاٞماٞں باٞراٞ مئ مقدمہ چلاٞگ آزاد تے غیر جانبدار عدالِت مئ انصاٞفاٞں مطابق ہودہ۔</text:p>
      <text:p text:style-name="P1">دفعہ۱۱۔ (۱) ہاٞر تتھیں مانُوڄ اُوں کساٞں خلاف فوجداری آں الزام آش تہ تتھیں وخائ باٞگناہ حساب ہوگ اوں کاٞں وخائ عدالِت مئ تساں جرم ثابِیت نہ ہُش تہ تے تاٞس کٞہ تانی صفائ پیش کٞروگاں پورہ موقع نہ دیش تہ۔ </text:p>
      <text:p text:style-name="P1">(1) کاٞںی ماٞنُوڄ کٞہ ایں چھلاں اٞ کاریں کیر سزا نہ داٞجگ اُوں تتھیں کار تاٞس ما تھی سرزد ہوگیں ٹیمٞہ قومی یا باٞری دُنایاں قانون مئ سزا آں قابِل جُرم حساب نہ ہُش تہ تے نہ ئ تاٞس کٞہ تتھیں سزا ما زیات سزا داٞجگ کٞتیک سزا فعلاٞں ارتکاٞباٞں وخہ مقراٞر آش تہ۔</text:p>
      <text:p text:style-name="P1">دفعہ ۱۲۔ کاٞنی ماٞنُوڄاٞں ذاتی جنون مئ، شِٹاٞں جنون مئ یعنی معاملاٞت مئ، خط وغیراٞ مئ تانی مرضی دہ انگیرہ داٞگ نات نٞہ ئ عزِت رہ تے نیک نامی رہ حملہ کروگیں <text:s/>اجازاٞت تھی۔ ہاٞر مانوڄاں حاق تھُو اُوں قانون اومی حملاٞ ما تے اگیرہ داگ ما تسیں حفاظاٞت کٞردہ۔</text:p>
      <text:p text:style-name="P1">دفعہ ۱۳۔ (۱) ہاٞر مانوڄاں اِیں حاق تھُو اُوں تاٞس کٞہ ہاٞر اطیناں حدوداٞں میٞہ ہن پھر کٞہ بچوگاں تے بییوگِیں آزادی ہو دہ۔</text:p>
      <text:p text:style-name="P1">(۲) ہاٞر ماٞنوڄ کٞہ اِیں حاق تھُو اُوں سٞہ اوطِن تھی کھنگٞہ بچنش تے چودہ کٞہ چری اِیں اوطاٞن تسیں تانی پا تھی تہ، تے ایں چھلہ واپس ایں اوطن کہ یاٞگاٞ پا حاٞق حاصیل تھو۔</text:p>
      <text:p text:style-name="P1"><text:soft-page-break/>دفعہ ۱۴۔ (۱) ہاٞر مانوڄ کٞہ دی کاٞس ما تکلیف میلا ہوݭات تہ تاٞس ما بچ ہوگیں کیر دی اوطن مئ پناہ باتاگاں حاق تھُو تے تاٞس کٞہ پناہ میلا ہُو تے تھُکو تتھیں پناہ ما فائدہ گھِنوگاں حاق تھُو۔</text:p>
      <text:p text:style-name="P1">(۲) اِیں تمتھیں عدالتی کارروائ ما بچ ہوگیں کیر استعمال مئ نٞہ گھاٞباٞں کاٞں خالص غیر سیاسی جرم یا تتھیں کاٞروناٞں وجاٞ تھی عمِل مئ ینش اُوں کاٞں انساناٞناٞ حق آں عالمی منشوراں مقاصِداٞں تے اصولاٞں خلاف تھُو تہ۔</text:p>
      <text:p text:style-name="P1">دفعہ ۱۵۔ (۱) ہاٞر ماٞنُوڄ کٞہ قومیتاں حاق تھُو۔</text:p>
      <text:p text:style-name="P1">(۲) <text:s/>صِرف حاکِم یعنی حکمراٞنیں مرضی دہ کانی مانوڄ تانی قومیت ما محروم نہ ہودہ تے آٞس کٞہ قومیتاں بدلاگاٞں حق ما تھی انکار نہ کٞر جگ۔</text:p>
      <text:p text:style-name="P1">دفعہ ۱۶۔ (۱) بالغ اِیس او مِیش کٞہ بغیر کٞہ اچھلاٞں پابندی اٞ کاں نسل، قومیت یا مذہباٞں بنیاد دٞہ ݭاجین تہ باوہ کٞروگاں حاق تھُو۔ ایس او مِیش کٞہ نکاٞح مئ تے نکاٞحاٞں پھوٹاٞگ مئ یعنی طلاٞقاٞں معاملاٞ مئ براباٞر حاق تھُو۔ </text:p>
      <text:p text:style-name="P1">(۲) نکاح دوئ مدعی آٞں پورہ تے آزاد رضاۓ دہ ہودہ۔ آزاد رضاۓ ایں مطلاٞب اِینوں تاٞس رہ دباؤ تلی رضاۓ نہ کٞر دہ پرہ تسیں مرضی معلوم کٞردہ۔</text:p>
      <text:p text:style-name="P1">(۳) خاندانی معاشراں قدرتی تے بنیادی اکائ۔ تے ائ معاشراں تے ریاسِتاٞں اوطن تھی حفاظِتاں حقدار۔</text:p>
      <text:p text:style-name="P1">دفعہ ۱۷۔ (۱) ہر انسان کٞہ اپان سٞہ یا دی سٞہ مِلی جایٔداد ساتوگاں حاق تھو۔ </text:p>
      <text:p text:style-name="P1">(۲) کانی مانوڄ زبردستی دہ تساٞں جاٞئداٞد ما محروم نہ کٞرباٞں۔</text:p>
      <text:p text:style-name="P1">دفعہ ۱۸۔ (۱) ہاٞر ماٞنوڄ کٞہ فکر یعنی سوچیں آزادی، ضمیر یعنی رین او لیݪ مئ تمیزیں آزادی، تے مذہبیں آزادی آں پورہ حاق تھُو۔ اِیں حق مئ مذہاٞب یا عاقیدہ بدلاگاں تے خلک مئ تے ذاتی طور دہ، اپان سٞہ تے دی سٞہ مِلی عاقیدیں تبلیغ، عماٞل، عباداٞت تے مذہبی رسوم پورہ کٞروگیں آزادی پا شامل تھی۔ </text:p>
      <text:p text:style-name="P1"><text:soft-page-break/>دفعہ ۱۹۔ ہاٞر ماٞنوڄ کٞہ تانی راۓ <text:s/>ساتُو گیں تے راۓ داٞگاں حاق تھُو۔ اِیں حق مئ اِیں پا شامل تھُو اُوں سٞہ آزیدی دہ تانی راۓ دادہ تے کاٞں ذریعاٞ دہ خوشانش تے اوطِناٞں سِیماں خیال ساتوگ ما بغیر علم تے خیالات باتادہ۔ اوم حاصیل کٞردہ تے اوم خور کٞردہ۔</text:p>
      <text:p text:style-name="P1">دفعہ ۲۰۔ (۱) ہاٞر ماٞنوڄ کٞہ پر امن اجلاساں تے تنظیم چاگاں حاق تھُو۔ </text:p>
      <text:p text:style-name="P1">(۲) کاٞنی ماٞنوڄ رہ کیں تنظیم سٞہ ملوگیں کیر کئ قسمیں جبر کٞروگ نات۔</text:p>
      <text:p text:style-name="P1">دفعہ ۲۱۔ (۱) ہاٞر مانوڄ کٞہ تانی اوطِنیں حکومِت مئ با مقابالاٞ اٞ یا ووٹاٞں زریعہ دہ منتخب کٞراٞل نمایٔنداٞں ذریعاٞ دہ حصہ گھنوگاں حاق حاصیل تھُو۔ </text:p>
      <text:p text:style-name="P1">(۲) ہاٞر مانوڄ کٞہ تانی اوطِن مئ سرکیری نوکری حاصیل کٞروگاں براباٞر حاق تھُو۔ </text:p>
      <text:p text:style-name="P1">(۳) حکومتیں چلٞاٞگیں بُنیاد عوامیں مرضی ہوگ۔ اِیں مرضی وقتاً فوقتاً اچھلاٞں حقیقی انتخاٞباٞتاٞں ذریعاٞ دہ ظاہر ہودہ تن مئ عام تے مساوی راۓ داگدہہودہ یعنی عام خلک حصہ گھن دہ تے ہاٞر ماٞنوڄ کٞہ اچھلہ ووٹ داٞگاں حاق حاصیل ہو دہ۔ کٞہ فرق مُو ہو دہ۔ تے ائ بِلگاٞل طریقاٞ دہ ووٹاں داٞگ ہو دہ یا اساٞں براباٞر آزادانہ راۓ داگاٞں طریقاٞں تحت عمل مئ یاٞدہ۔ </text:p>
      <text:p text:style-name="P1">دفعہ ۲۲۔ معاشراں رکنیں حیثیت دہ ہاٞر ماٞنوڄ کٞہ معاشرتی حفاظت آں حاق حاصیل تھو تے تاٞس کٞہ اِیں حاق پا حاصیل تھُو اُوں سٞہ اوطِناں نظاماں تے وسایٔلاٞں مطابق قومی کوشیش تے <text:s/>باری اوطناں تعاون دہ اچھلاٞں مالی، معاشرتی تے ثقافِتاں حاق حاصیل کٞردہ اُوں سٞہ اسیں عزِتیں تے ترقی ایں کیر لازمی تھُو تہ۔ </text:p>
      <text:p text:style-name="P1">دفعہ ۲۳۔ (۱) ہاٞر ماٞنوڄ کٞہ کار روزگاراں آزادانہ خوشاگ، کار روزگاراں مناسب شرطونہ تے بے روزگاری آں خلاف تحفظاں حاق حاصیل تھُو۔ </text:p>
      <text:p text:style-name="P1">(۲) ہاٞر ماٞنوڄ کٞہ کئ قسماٞں فرق ما بغیر مساوی کاریں کیر مساوی اُجِرتاں حاق حاصیل تھُو۔ </text:p>
      <text:p text:style-name="P1">(۳) ہار مانوڄ کٞہ کار کٞرنش تہ تاٞس کٞہ اچھلاں مناسب اُجراٞت گھِنوگاں حاق تھُو اُوں سٞہ <text:s/>تساٞں تے تساٞں بال بچاں عزِت سٞہ اُمر لنگاگیں ضماناٞت آش تہ، تے ان مئ لخہ ضروری آش تے معاشرتی حفاظتاٞں دی ذریعاٞ دہ اضافہ کٞرباٞگاں حاق تھُو۔ </text:p>
      <text:p text:style-name="P1"><text:soft-page-break/>(۴) ہاٞر ماٞنوڄ کٞہ تانی مفاد بچ کٞروگیں کیر تجارتی تنظیمونہ چاگاں تے اوم مئ شریک ہوگاں حاق حاصیل تھُو۔ </text:p>
      <text:p text:style-name="P1">دفعہ ۲۴۔ ہاٞر ماٞنوڄ کٞہ آرامیں تے فرصتاٞں حاق حاصیل تھُو۔ اِیں حق مئ کاٞراٞں گھنٹاٞں حد بندی تے تنخاٞ ما علاوہ مقررہ وقفاٞ سرہ سرہ چُٹیاٞن پا شامیل تھُو۔ </text:p>
      <text:p text:style-name="P1">دفعہ ۲۵۔ (۱) ہاٞر ماٞنوڄ کٞہ تانی تے تانی بال بچیں صِحت تے خاگڑی ایں کیر رین اُمریں لنگاٞگاٞں حاق حاصیل تھُو تن مئ خوراک، کوچر، لار تے علاجیں سہولِت تے دی ضروی معاشرتی فاٞئداٞ شامل تھُو۔ تے بے روزگاری، بلگار، معذوری، رینڑتوب، گنرتوب یا اومی حالاٞت مئ روزگاٞر ما محرومی اُوں سٞہ اساں وساں نہ آش تہ، اسوں خلاف تحفظاں حاق حاصیل تھُو۔</text:p>
      <text:p text:style-name="P1">(۲) ایس تے ماسوم خاص توجہ آٞں حقداٞر تھُو۔ تمام ماٞسوماٞن کاٞں باٞواٞ ما باد پیدا ہُت یا بغیر باٞواٞ پیدا ہُت تہ اچھلہ معاشرتی تحفظاٞں حقداٞر تھُو۔ </text:p>
      <text:p text:style-name="P1">دفعہ ۲۶۔ (۱) ہاٞر ماٞنوڄ کٞہ تعلیماں حاق حاصیل تھُو۔ تعلیم مفت ہو دہ، کم از کم ابتدائ درجاٞ مئ تے بنیادی درجاٞ مئ۔ ابتدائ تعلیم جبری ہودہ۔ یعنی کوم نہ پا منوݭات تے تاٞس ݭا زورہ مناجئ۔ <text:s/>ہُنریں تے پیشہ ورانہ تعلیم حاصیل کٞروگاں عام انتظام ہودہ۔ تے قابلیتاٞں بنیاٞد دہ اُچات تعلیم حاصیل کٞروگ ہاٞر آٞکیں کیر برابری آں بنیاٞد دہ ممکن ہو دہ۔ </text:p>
      <text:p text:style-name="P1">(۲) تعلیماں مقصد انسانیں زندگی میٔ ایناٞر پیدا ہو دہ۔ تے ائ انساناں حقیں تے ازیدی آں احترام میٔ اضافہ <text:s/>ہو دہ۔ تعلیم تمام قوموناٞں میٞہ جاٞویلی، صلح تے دیستی کٞہ ترقی دگ تے امن جاری ساتوگیں کیر دُناٞیاں ایں تظیماٞں کاٞرونہ میݭ کٞہ گھی چوگ۔</text:p>
      <text:p text:style-name="P1">(۳) ییو بوب کٞہ اِیں جولاگاں خوشاگاں اول ساٞرہ حاق تھُو اُوں تسوں ماٞسوماٞن کٞہ کٞہ قسماں تعلیم داٞجگ۔</text:p>
      <text:p text:style-name="P1">دفعہ ۲۷۔ (۱) ہاٞر ماٞنوڄ کٞہ قومیں ثقافتی زندگی مئ آزادانہ حصہ گھِنوگاں، ادبیات یعنی کتاٞبونہ تھی فایٔدہ گھِنوگاں تے سایٔنسیں ترقی مئ تے اساٞں فایٔدہ گھِنوگ مئ شریک ہوگاں حاق حاصیل تھُو۔</text:p>
      <text:p text:style-name="P1">(۲) ہاٞر تتھی ماٞنوڄ او سہٞ سأنسی علمی یا ادبی مصنف آش تاٞسٞکہ حاق حاصیل تھو اوتساٞں اخلاقی تے مادی مفادات بچاؤ کردہ</text:p>
      <text:p text:style-name="P1"><text:soft-page-break/><text:s/>دفعہ ۲۸۔ ہاٞر مانوڄ تمتھیں معاشرتی تے بین الاقوامی نظاٞم مئ شامِل ہوگاں حقدار تھُو کاٞں مئ تمتھیں تمام آزادی تے حقوق حاصِیل ہوبینش اُوں کاٞں اِیں اعلاٞن مئ پیش کِیت تہ۔ <text:s/></text:p>
      <text:p text:style-name="P1">دفعہ ۲۹۔ (۱) ہاٞر ماٞنوڄ رہ معاشراں حاق تھُو۔ کِیکُوں معاشرہ مئ دری تئ تاٞس کٞہ تانی شخصیتیں آزادانہ تے پورہ نشوونما ممکن تھُو۔</text:p>
      <text:p text:style-name="P1">(۲) تانی آزادی تے حقوق ما فائدہ گھِنوگ مئ ہاٞر مانوڄ صرف تمتھیں حدوداں پابند ہوگ اُوں کاٞں دی مانوچیں آزادی تے حقوق تسلیم کراگیں کیر یا جمہوری نظاٞم مئ اخلاق، عام امن تے عام خاٞرخاگڑی ایں کیر قانوناً مقراٞر کِیش تہ۔</text:p>
      <text:p text:style-name="P1">(۳) اومی حقوق تے آزادی کاٞن<text:span text:style-name="T1">ࣿ</text:span>نی حاٞل مئ عالمی دُناٞیاٞ ایں تنظیماں مقاصداٞں تے اُصولاٞں خلاف عمِل مئ نہ گھیاٞباٞں۔ </text:p>
      <text:p text:style-name="P1">دفعہ ۳۰۔ اِیں اعلاٞناٞں کاٞںنی شئ تھی اِیں مطلاٞب نہ گِنجئ اُوں تن تھی کِشکاں اوطیناٞں یا مانوڄ اٞچٞھلاں کٞار کٞروگٞہ ݭجئ یا کاٞر بھاٞگہ ݭاگ اُوں تساں مقصد اومیٔ حقوقاٞں تے آزادی ایں خرٞابی آش تہ کیں ایماک پیش کِیت تہ۔</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Awami Nastaliq Beta1" svg:font-family="'Awami Nastaliq Beta1'" style:font-pitch="variable"/>
    <style:font-face style:name="Awami Nastaliq Beta2" svg:font-family="'Awami Nastaliq Beta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4:42:49.480000000</meta:creation-date>
    <dc:date>2016-12-07T10:40:34.219000000</dc:date>
    <meta:editing-duration>PT9M48S</meta:editing-duration>
    <meta:editing-cycles>5</meta:editing-cycles>
    <meta:generator>LibreOffice/5.2.3.3$Windows_X86_64 LibreOffice_project/d54a8868f08a7b39642414cf2c8ef2f228f780cf</meta:generator>
    <meta:document-statistic meta:table-count="0" meta:image-count="0" meta:object-count="0" meta:page-count="7" meta:paragraph-count="64" meta:word-count="2112" meta:character-count="10100" meta:non-whitespace-character-count="8017"/>
  </office:meta>
</office:document-meta>
</file>